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71.86pt" svg:y="413.38pt">
            <draw:object draw:notify-on-update-of-ranges="Sheet1.D18:Sheet1.D26 Sheet1.G18:Sheet1.G26 Sheet1.D18:Sheet1.D31 Sheet1.J18:Sheet1.J31 Sheet1.B2:Sheet1.B14 Sheet1.F2:Sheet1.F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-coord</text:p>
          </table:table-cell>
          <table:table-cell office:value-type="string" calcext:value-type="string">
            <text:p>X_coord^2</text:p>
          </table:table-cell>
          <table:table-cell office:value-type="string" calcext:value-type="string">
            <text:p>40% RH – Y-coord</text:p>
          </table:table-cell>
          <table:table-cell/>
          <table:table-cell table:style-name="ce1" office:value-type="string" calcext:value-type="string">
            <text:p>Y = 0 @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table:formula="of:=[.B2]^2" office:value-type="float" office:value="36" calcext:value-type="float">
            <text:p>36</text:p>
          </table:table-cell>
          <table:table-cell office:value-type="float" office:value="492" calcext:value-type="float">
            <text:p>492</text:p>
          </table:table-cell>
          <table:table-cell table:formula="of:=[.G$1]-[.D2]" office:value-type="float" office:value="10" calcext:value-type="float">
            <text:p>10</text:p>
          </table:table-cell>
          <table:table-cell table:formula="of:=LOG([.E2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63" calcext:value-type="float">
            <text:p>63</text:p>
          </table:table-cell>
          <table:table-cell table:formula="of:=[.B3]^2" office:value-type="float" office:value="3969" calcext:value-type="float">
            <text:p>3969</text:p>
          </table:table-cell>
          <table:table-cell office:value-type="float" office:value="487" calcext:value-type="float">
            <text:p>487</text:p>
          </table:table-cell>
          <table:table-cell table:formula="of:=[.G$1]-[.D3]" office:value-type="float" office:value="15" calcext:value-type="float">
            <text:p>15</text:p>
          </table:table-cell>
          <table:table-cell table:formula="of:=LOG([.E3]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formula="of:=[.B4]^2" office:value-type="float" office:value="14884" calcext:value-type="float">
            <text:p>14884</text:p>
          </table:table-cell>
          <table:table-cell office:value-type="float" office:value="480.5" calcext:value-type="float">
            <text:p>480.5</text:p>
          </table:table-cell>
          <table:table-cell table:formula="of:=[.G$1]-[.D4]" office:value-type="float" office:value="21.5" calcext:value-type="float">
            <text:p>21.5</text:p>
          </table:table-cell>
          <table:table-cell table:formula="of:=LOG([.E4])" office:value-type="float" office:value="1.33243845991561" calcext:value-type="float">
            <text:p>1.332438459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formula="of:=[.B5]^2" office:value-type="float" office:value="32400" calcext:value-type="float">
            <text:p>32400</text:p>
          </table:table-cell>
          <table:table-cell office:value-type="float" office:value="471" calcext:value-type="float">
            <text:p>471</text:p>
          </table:table-cell>
          <table:table-cell table:formula="of:=[.G$1]-[.D5]" office:value-type="float" office:value="31" calcext:value-type="float">
            <text:p>31</text:p>
          </table:table-cell>
          <table:table-cell table:formula="of:=LOG([.E5])" office:value-type="float" office:value="1.49136169383427" calcext:value-type="float">
            <text:p>1.491361693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formula="of:=[.B6]^2" office:value-type="float" office:value="56169" calcext:value-type="float">
            <text:p>56169</text:p>
          </table:table-cell>
          <table:table-cell office:value-type="float" office:value="459" calcext:value-type="float">
            <text:p>459</text:p>
          </table:table-cell>
          <table:table-cell table:formula="of:=[.G$1]-[.D6]" office:value-type="float" office:value="43" calcext:value-type="float">
            <text:p>43</text:p>
          </table:table-cell>
          <table:table-cell table:formula="of:=LOG([.E6])" office:value-type="float" office:value="1.63346845557959" calcext:value-type="float">
            <text:p>1.633468455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table:formula="of:=[.B7]^2" office:value-type="float" office:value="86436" calcext:value-type="float">
            <text:p>86436</text:p>
          </table:table-cell>
          <table:table-cell office:value-type="float" office:value="442" calcext:value-type="float">
            <text:p>442</text:p>
          </table:table-cell>
          <table:table-cell table:formula="of:=[.G$1]-[.D7]" office:value-type="float" office:value="60" calcext:value-type="float">
            <text:p>60</text:p>
          </table:table-cell>
          <table:table-cell table:formula="of:=LOG([.E7])" office:value-type="float" office:value="1.77815125038364" calcext:value-type="float">
            <text:p>1.778151250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table:formula="of:=[.B8]^2" office:value-type="float" office:value="123904" calcext:value-type="float">
            <text:p>123904</text:p>
          </table:table-cell>
          <table:table-cell office:value-type="float" office:value="419" calcext:value-type="float">
            <text:p>419</text:p>
          </table:table-cell>
          <table:table-cell table:formula="of:=[.G$1]-[.D8]" office:value-type="float" office:value="83" calcext:value-type="float">
            <text:p>83</text:p>
          </table:table-cell>
          <table:table-cell table:formula="of:=LOG([.E8])" office:value-type="float" office:value="1.91907809237607" calcext:value-type="float">
            <text:p>1.9190780924</text:p>
          </table:table-cell>
          <table:table-cell table:number-columns-repeated="7"/>
          <table:table-cell office:value-type="string" calcext:value-type="string">
            <text:p>501-y_a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9" calcext:value-type="float">
            <text:p>409</text:p>
          </table:table-cell>
          <table:table-cell table:formula="of:=[.B9]^2" office:value-type="float" office:value="167281" calcext:value-type="float">
            <text:p>167281</text:p>
          </table:table-cell>
          <table:table-cell office:value-type="float" office:value="388" calcext:value-type="float">
            <text:p>388</text:p>
          </table:table-cell>
          <table:table-cell table:formula="of:=[.G$1]-[.D9]" office:value-type="float" office:value="114" calcext:value-type="float">
            <text:p>114</text:p>
          </table:table-cell>
          <table:table-cell table:formula="of:=LOG([.E9])" office:value-type="float" office:value="2.05690485133647" calcext:value-type="float">
            <text:p>2.056904851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7" calcext:value-type="float">
            <text:p>467</text:p>
          </table:table-cell>
          <table:table-cell table:formula="of:=[.B10]^2" office:value-type="float" office:value="218089" calcext:value-type="float">
            <text:p>218089</text:p>
          </table:table-cell>
          <table:table-cell office:value-type="float" office:value="348" calcext:value-type="float">
            <text:p>348</text:p>
          </table:table-cell>
          <table:table-cell table:formula="of:=[.G$1]-[.D10]" office:value-type="float" office:value="154" calcext:value-type="float">
            <text:p>154</text:p>
          </table:table-cell>
          <table:table-cell table:formula="of:=LOG([.E10])" office:value-type="float" office:value="2.18752072083646" calcext:value-type="float">
            <text:p>2.187520720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4" calcext:value-type="float">
            <text:p>524</text:p>
          </table:table-cell>
          <table:table-cell table:formula="of:=[.B11]^2" office:value-type="float" office:value="274576" calcext:value-type="float">
            <text:p>274576</text:p>
          </table:table-cell>
          <table:table-cell office:value-type="float" office:value="298" calcext:value-type="float">
            <text:p>298</text:p>
          </table:table-cell>
          <table:table-cell table:formula="of:=[.G$1]-[.D11]" office:value-type="float" office:value="204" calcext:value-type="float">
            <text:p>204</text:p>
          </table:table-cell>
          <table:table-cell table:formula="of:=LOG([.E11])" office:value-type="float" office:value="2.3096301674259" calcext:value-type="float">
            <text:p>2.309630167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2" calcext:value-type="float">
            <text:p>582</text:p>
          </table:table-cell>
          <table:table-cell table:formula="of:=[.B12]^2" office:value-type="float" office:value="338724" calcext:value-type="float">
            <text:p>338724</text:p>
          </table:table-cell>
          <table:table-cell office:value-type="float" office:value="233" calcext:value-type="float">
            <text:p>233</text:p>
          </table:table-cell>
          <table:table-cell table:formula="of:=[.G$1]-[.D12]" office:value-type="float" office:value="269" calcext:value-type="float">
            <text:p>269</text:p>
          </table:table-cell>
          <table:table-cell table:formula="of:=LOG([.E12])" office:value-type="float" office:value="2.42975228000241" calcext:value-type="float">
            <text:p>2.42975228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9" calcext:value-type="float">
            <text:p>639</text:p>
          </table:table-cell>
          <table:table-cell table:formula="of:=[.B13]^2" office:value-type="float" office:value="408321" calcext:value-type="float">
            <text:p>408321</text:p>
          </table:table-cell>
          <table:table-cell office:value-type="float" office:value="151" calcext:value-type="float">
            <text:p>151</text:p>
          </table:table-cell>
          <table:table-cell table:formula="of:=[.G$1]-[.D13]" office:value-type="float" office:value="351" calcext:value-type="float">
            <text:p>351</text:p>
          </table:table-cell>
          <table:table-cell table:formula="of:=LOG([.E13])" office:value-type="float" office:value="2.54530711646582" calcext:value-type="float">
            <text:p>2.545307116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6" calcext:value-type="float">
            <text:p>696</text:p>
          </table:table-cell>
          <table:table-cell table:formula="of:=[.B14]^2" office:value-type="float" office:value="484416" calcext:value-type="float">
            <text:p>484416</text:p>
          </table:table-cell>
          <table:table-cell office:value-type="float" office:value="45" calcext:value-type="float">
            <text:p>45</text:p>
          </table:table-cell>
          <table:table-cell table:formula="of:=[.G$1]-[.D14]" office:value-type="float" office:value="457" calcext:value-type="float">
            <text:p>457</text:p>
          </table:table-cell>
          <table:table-cell table:formula="of:=LOG([.E14])" office:value-type="float" office:value="2.65991620006985" calcext:value-type="float">
            <text:p>2.659916200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4" calcext:value-type="float">
            <text:p>754</text:p>
          </table:table-cell>
          <table:table-cell table:formula="of:=[.B15]^2" office:value-type="float" office:value="568516" calcext:value-type="float">
            <text:p>568516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-coord</text:p>
          </table:table-cell>
          <table:table-cell office:value-type="string" calcext:value-type="string">
            <text:p>100% RH – Y-coord</text:p>
          </table:table-cell>
          <table:table-cell table:number-columns-repeated="2"/>
          <table:table-cell office:value-type="string" calcext:value-type="string">
            <text:p>10% RH – Y-coord</text:p>
          </table:table-cell>
          <table:table-cell table:number-columns-repeated="2"/>
          <table:table-cell office:value-type="string" calcext:value-type="string">
            <text:p>20% RH – Y-coord</text:p>
          </table:table-cell>
          <table:table-cell table:number-columns-repeated="2"/>
          <table:table-cell office:value-type="string" calcext:value-type="string">
            <text:p>70% RH – Y-co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6.5" calcext:value-type="float">
            <text:p>6.5</text:p>
          </table:table-cell>
          <table:table-cell office:value-type="float" office:value="478" calcext:value-type="float">
            <text:p>478</text:p>
          </table:table-cell>
          <table:table-cell table:formula="of:=[.G$1]-[.E18]" office:value-type="float" office:value="24" calcext:value-type="float">
            <text:p>24</text:p>
          </table:table-cell>
          <table:table-cell table:formula="of:=LOG([.F18])" office:value-type="float" office:value="1.38021124171161" calcext:value-type="float">
            <text:p>1.3802112417</text:p>
          </table:table-cell>
          <table:table-cell office:value-type="float" office:value="499" calcext:value-type="float">
            <text:p>499</text:p>
          </table:table-cell>
          <table:table-cell table:formula="of:=[.$G$1]-[.H18]" office:value-type="float" office:value="3" calcext:value-type="float">
            <text:p>3</text:p>
          </table:table-cell>
          <table:table-cell table:formula="of:=LOG([.I18])" office:value-type="float" office:value="0.477121254719662" calcext:value-type="float">
            <text:p>0.4771212547</text:p>
          </table:table-cell>
          <table:table-cell office:value-type="float" office:value="497" calcext:value-type="float">
            <text:p>497</text:p>
          </table:table-cell>
          <table:table-cell table:formula="of:=[.$G$1]-[.K18]" office:value-type="float" office:value="5" calcext:value-type="float">
            <text:p>5</text:p>
          </table:table-cell>
          <table:table-cell table:formula="of:=LOG([.L18])" office:value-type="float" office:value="0.698970004336019" calcext:value-type="float">
            <text:p>0.6989700043</text:p>
          </table:table-cell>
          <table:table-cell office:value-type="float" office:value="485" calcext:value-type="float">
            <text:p>485</text:p>
          </table:table-cell>
          <table:table-cell table:formula="of:=[.$G$1]-[.N18]" office:value-type="float" office:value="17" calcext:value-type="float">
            <text:p>17</text:p>
          </table:table-cell>
          <table:table-cell table:formula="of:=LOG([.O18])" office:value-type="float" office:value="1.23044892137827" calcext:value-type="float">
            <text:p>1.2304489214</text:p>
          </table:table-cell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63.5" calcext:value-type="float">
            <text:p>63.5</text:p>
          </table:table-cell>
          <table:table-cell office:value-type="float" office:value="466" calcext:value-type="float">
            <text:p>466</text:p>
          </table:table-cell>
          <table:table-cell table:formula="of:=[.G$1]-[.E19]" office:value-type="float" office:value="36" calcext:value-type="float">
            <text:p>36</text:p>
          </table:table-cell>
          <table:table-cell table:formula="of:=LOG([.F19])" office:value-type="float" office:value="1.55630250076729" calcext:value-type="float">
            <text:p>1.5563025008</text:p>
          </table:table-cell>
          <table:table-cell office:value-type="float" office:value="498" calcext:value-type="float">
            <text:p>498</text:p>
          </table:table-cell>
          <table:table-cell table:formula="of:=[.$G$1]-[.H19]" office:value-type="float" office:value="4" calcext:value-type="float">
            <text:p>4</text:p>
          </table:table-cell>
          <table:table-cell table:formula="of:=LOG([.I19])" office:value-type="float" office:value="0.602059991327962" calcext:value-type="float">
            <text:p>0.6020599913</text:p>
          </table:table-cell>
          <table:table-cell office:value-type="float" office:value="495" calcext:value-type="float">
            <text:p>495</text:p>
          </table:table-cell>
          <table:table-cell table:formula="of:=[.$G$1]-[.K19]" office:value-type="float" office:value="7" calcext:value-type="float">
            <text:p>7</text:p>
          </table:table-cell>
          <table:table-cell table:formula="of:=LOG([.L19])" office:value-type="float" office:value="0.845098040014257" calcext:value-type="float">
            <text:p>0.84509804</text:p>
          </table:table-cell>
          <table:table-cell office:value-type="float" office:value="477.5" calcext:value-type="float">
            <text:p>477.5</text:p>
          </table:table-cell>
          <table:table-cell table:formula="of:=[.$G$1]-[.N19]" office:value-type="float" office:value="24.5" calcext:value-type="float">
            <text:p>24.5</text:p>
          </table:table-cell>
          <table:table-cell table:formula="of:=LOG([.O19])" office:value-type="float" office:value="1.38916608436453" calcext:value-type="float">
            <text:p>1.3891660844</text:p>
          </table:table-cell>
        </table:table-row>
        <table:table-row table:style-name="ro1">
          <table:table-cell table:number-matrix-columns-spanned="2" table:number-matrix-rows-spanned="5" table:formula="of:=LINEST([.A2:.A15];[.B2:.B15];1;1)" office:value-type="float" office:value="0.0869477992292216" calcext:value-type="float">
            <text:p>0.0869477992</text:p>
          </table:table-cell>
          <table:table-cell office:value-type="float" office:value="-10.5712164925432" calcext:value-type="float">
            <text:p>-10.5712164925</text:p>
          </table:table-cell>
          <table:table-cell office:value-type="float" office:value="0" calcext:value-type="float">
            <text:p>0</text:p>
          </table:table-cell>
          <table:table-cell office:value-type="float" office:value="122.5" calcext:value-type="float">
            <text:p>122.5</text:p>
          </table:table-cell>
          <table:table-cell office:value-type="float" office:value="448" calcext:value-type="float">
            <text:p>448</text:p>
          </table:table-cell>
          <table:table-cell table:formula="of:=[.G$1]-[.E20]" office:value-type="float" office:value="54" calcext:value-type="float">
            <text:p>54</text:p>
          </table:table-cell>
          <table:table-cell table:formula="of:=LOG([.F20])" office:value-type="float" office:value="1.73239375982297" calcext:value-type="float">
            <text:p>1.7323937598</text:p>
          </table:table-cell>
          <table:table-cell office:value-type="float" office:value="497" calcext:value-type="float">
            <text:p>497</text:p>
          </table:table-cell>
          <table:table-cell table:formula="of:=[.$G$1]-[.H20]" office:value-type="float" office:value="5" calcext:value-type="float">
            <text:p>5</text:p>
          </table:table-cell>
          <table:table-cell table:formula="of:=LOG([.I20])" office:value-type="float" office:value="0.698970004336019" calcext:value-type="float">
            <text:p>0.6989700043</text:p>
          </table:table-cell>
          <table:table-cell office:value-type="float" office:value="492" calcext:value-type="float">
            <text:p>492</text:p>
          </table:table-cell>
          <table:table-cell table:formula="of:=[.$G$1]-[.K20]" office:value-type="float" office:value="10" calcext:value-type="float">
            <text:p>10</text:p>
          </table:table-cell>
          <table:table-cell table:formula="of:=LOG([.L20])" office:value-type="float" office:value="1" calcext:value-type="float">
            <text:p>1</text:p>
          </table:table-cell>
          <table:table-cell office:value-type="float" office:value="465.5" calcext:value-type="float">
            <text:p>465.5</text:p>
          </table:table-cell>
          <table:table-cell table:formula="of:=[.$G$1]-[.N20]" office:value-type="float" office:value="36.5" calcext:value-type="float">
            <text:p>36.5</text:p>
          </table:table-cell>
          <table:table-cell table:formula="of:=LOG([.O20])" office:value-type="float" office:value="1.56229286445647" calcext:value-type="float">
            <text:p>1.5622928645</text:p>
          </table:table-cell>
        </table:table-row>
        <table:table-row table:style-name="ro1">
          <table:table-cell office:value-type="float" office:value="0.0000547716761730051" calcext:value-type="float">
            <text:p>5.47716761730051E-005</text:p>
          </table:table-cell>
          <table:table-cell office:value-type="float" office:value="0.0243969943182665" calcext:value-type="float">
            <text:p>0.0243969943</text:p>
          </table:table-cell>
          <table:table-cell office:value-type="float" office:value="5" calcext:value-type="float">
            <text:p>5</text:p>
          </table:table-cell>
          <table:table-cell office:value-type="float" office:value="180.8" calcext:value-type="float">
            <text:p>180.8</text:p>
          </table:table-cell>
          <table:table-cell office:value-type="float" office:value="424" calcext:value-type="float">
            <text:p>424</text:p>
          </table:table-cell>
          <table:table-cell table:formula="of:=[.G$1]-[.E21]" office:value-type="float" office:value="78" calcext:value-type="float">
            <text:p>78</text:p>
          </table:table-cell>
          <table:table-cell table:formula="of:=LOG([.F21])" office:value-type="float" office:value="1.89209460269048" calcext:value-type="float">
            <text:p>1.8920946027</text:p>
          </table:table-cell>
          <table:table-cell office:value-type="float" office:value="495" calcext:value-type="float">
            <text:p>495</text:p>
          </table:table-cell>
          <table:table-cell table:formula="of:=[.$G$1]-[.H21]" office:value-type="float" office:value="7" calcext:value-type="float">
            <text:p>7</text:p>
          </table:table-cell>
          <table:table-cell table:formula="of:=LOG([.I21])" office:value-type="float" office:value="0.845098040014257" calcext:value-type="float">
            <text:p>0.84509804</text:p>
          </table:table-cell>
          <table:table-cell office:value-type="float" office:value="487.5" calcext:value-type="float">
            <text:p>487.5</text:p>
          </table:table-cell>
          <table:table-cell table:formula="of:=[.$G$1]-[.K21]" office:value-type="float" office:value="14.5" calcext:value-type="float">
            <text:p>14.5</text:p>
          </table:table-cell>
          <table:table-cell table:formula="of:=LOG([.L21])" office:value-type="float" office:value="1.16136800223497" calcext:value-type="float">
            <text:p>1.1613680022</text:p>
          </table:table-cell>
          <table:table-cell office:value-type="float" office:value="449" calcext:value-type="float">
            <text:p>449</text:p>
          </table:table-cell>
          <table:table-cell table:formula="of:=[.$G$1]-[.N21]" office:value-type="float" office:value="53" calcext:value-type="float">
            <text:p>53</text:p>
          </table:table-cell>
          <table:table-cell table:formula="of:=LOG([.O21])" office:value-type="float" office:value="1.72427586960079" calcext:value-type="float">
            <text:p>1.7242758696</text:p>
          </table:table-cell>
        </table:table-row>
        <table:table-row table:style-name="ro1">
          <table:table-cell office:value-type="float" office:value="0.999995238168168" calcext:value-type="float">
            <text:p>0.9999952382</text:p>
          </table:table-cell>
          <table:table-cell office:value-type="float" office:value="0.0475069455839089" calcext:value-type="float">
            <text:p>0.0475069456</text:p>
          </table:table-cell>
          <table:table-cell office:value-type="float" office:value="10" calcext:value-type="float">
            <text:p>10</text:p>
          </table:table-cell>
          <table:table-cell office:value-type="float" office:value="237.5" calcext:value-type="float">
            <text:p>237.5</text:p>
          </table:table-cell>
          <table:table-cell office:value-type="float" office:value="392" calcext:value-type="float">
            <text:p>392</text:p>
          </table:table-cell>
          <table:table-cell table:formula="of:=[.G$1]-[.E22]" office:value-type="float" office:value="110" calcext:value-type="float">
            <text:p>110</text:p>
          </table:table-cell>
          <table:table-cell table:formula="of:=LOG([.F22])" office:value-type="float" office:value="2.04139268515822" calcext:value-type="float">
            <text:p>2.0413926852</text:p>
          </table:table-cell>
          <table:table-cell office:value-type="float" office:value="492" calcext:value-type="float">
            <text:p>492</text:p>
          </table:table-cell>
          <table:table-cell table:formula="of:=[.$G$1]-[.H22]" office:value-type="float" office:value="10" calcext:value-type="float">
            <text:p>10</text:p>
          </table:table-cell>
          <table:table-cell table:formula="of:=LOG([.I22])" office:value-type="float" office:value="1" calcext:value-type="float">
            <text:p>1</text:p>
          </table:table-cell>
          <table:table-cell office:value-type="float" office:value="481.5" calcext:value-type="float">
            <text:p>481.5</text:p>
          </table:table-cell>
          <table:table-cell table:formula="of:=[.$G$1]-[.K22]" office:value-type="float" office:value="20.5" calcext:value-type="float">
            <text:p>20.5</text:p>
          </table:table-cell>
          <table:table-cell table:formula="of:=LOG([.L22])" office:value-type="float" office:value="1.31175386105575" calcext:value-type="float">
            <text:p>1.3117538611</text:p>
          </table:table-cell>
          <table:table-cell office:value-type="float" office:value="426" calcext:value-type="float">
            <text:p>426</text:p>
          </table:table-cell>
          <table:table-cell table:formula="of:=[.$G$1]-[.N22]" office:value-type="float" office:value="76" calcext:value-type="float">
            <text:p>76</text:p>
          </table:table-cell>
          <table:table-cell table:formula="of:=LOG([.O22])" office:value-type="float" office:value="1.88081359228079" calcext:value-type="float">
            <text:p>1.8808135923</text:p>
          </table:table-cell>
        </table:table-row>
        <table:table-row table:style-name="ro1">
          <table:table-cell office:value-type="float" office:value="2520026.59509206" calcext:value-type="float">
            <text:p>2520026.5950920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94.5" calcext:value-type="float">
            <text:p>294.5</text:p>
          </table:table-cell>
          <table:table-cell office:value-type="float" office:value="348" calcext:value-type="float">
            <text:p>348</text:p>
          </table:table-cell>
          <table:table-cell table:formula="of:=[.G$1]-[.E23]" office:value-type="float" office:value="154" calcext:value-type="float">
            <text:p>154</text:p>
          </table:table-cell>
          <table:table-cell table:formula="of:=LOG([.F23])" office:value-type="float" office:value="2.18752072083646" calcext:value-type="float">
            <text:p>2.1875207208</text:p>
          </table:table-cell>
          <table:table-cell office:value-type="float" office:value="488" calcext:value-type="float">
            <text:p>488</text:p>
          </table:table-cell>
          <table:table-cell table:formula="of:=[.$G$1]-[.H23]" office:value-type="float" office:value="14" calcext:value-type="float">
            <text:p>14</text:p>
          </table:table-cell>
          <table:table-cell table:formula="of:=LOG([.I23])" office:value-type="float" office:value="1.14612803567824" calcext:value-type="float">
            <text:p>1.1461280357</text:p>
          </table:table-cell>
          <table:table-cell office:value-type="float" office:value="473" calcext:value-type="float">
            <text:p>473</text:p>
          </table:table-cell>
          <table:table-cell table:formula="of:=[.$G$1]-[.K23]" office:value-type="float" office:value="29" calcext:value-type="float">
            <text:p>29</text:p>
          </table:table-cell>
          <table:table-cell table:formula="of:=LOG([.L23])" office:value-type="float" office:value="1.46239799789896" calcext:value-type="float">
            <text:p>1.4623979979</text:p>
          </table:table-cell>
          <table:table-cell office:value-type="float" office:value="396" calcext:value-type="float">
            <text:p>396</text:p>
          </table:table-cell>
          <table:table-cell table:formula="of:=[.$G$1]-[.N23]" office:value-type="float" office:value="106" calcext:value-type="float">
            <text:p>106</text:p>
          </table:table-cell>
          <table:table-cell table:formula="of:=LOG([.O23])" office:value-type="float" office:value="2.02530586526477" calcext:value-type="float">
            <text:p>2.0253058653</text:p>
          </table:table-cell>
        </table:table-row>
        <table:table-row table:style-name="ro1">
          <table:table-cell office:value-type="float" office:value="5687.47291708146" calcext:value-type="float">
            <text:p>5687.4729170815</text:p>
          </table:table-cell>
          <table:table-cell office:value-type="float" office:value="0.0270829185445498" calcext:value-type="float">
            <text:p>0.0270829185</text:p>
          </table:table-cell>
          <table:table-cell office:value-type="float" office:value="20" calcext:value-type="float">
            <text:p>20</text:p>
          </table:table-cell>
          <table:table-cell office:value-type="float" office:value="352.5" calcext:value-type="float">
            <text:p>352.5</text:p>
          </table:table-cell>
          <table:table-cell office:value-type="float" office:value="290" calcext:value-type="float">
            <text:p>290</text:p>
          </table:table-cell>
          <table:table-cell table:formula="of:=[.G$1]-[.E24]" office:value-type="float" office:value="212" calcext:value-type="float">
            <text:p>212</text:p>
          </table:table-cell>
          <table:table-cell table:formula="of:=LOG([.F24])" office:value-type="float" office:value="2.32633586092875" calcext:value-type="float">
            <text:p>2.3263358609</text:p>
          </table:table-cell>
          <table:table-cell office:value-type="float" office:value="482" calcext:value-type="float">
            <text:p>482</text:p>
          </table:table-cell>
          <table:table-cell table:formula="of:=[.$G$1]-[.H24]" office:value-type="float" office:value="20" calcext:value-type="float">
            <text:p>20</text:p>
          </table:table-cell>
          <table:table-cell table:formula="of:=LOG([.I24])" office:value-type="float" office:value="1.30102999566398" calcext:value-type="float">
            <text:p>1.3010299957</text:p>
          </table:table-cell>
          <table:table-cell office:value-type="float" office:value="461" calcext:value-type="float">
            <text:p>461</text:p>
          </table:table-cell>
          <table:table-cell table:formula="of:=[.$G$1]-[.K24]" office:value-type="float" office:value="41" calcext:value-type="float">
            <text:p>41</text:p>
          </table:table-cell>
          <table:table-cell table:formula="of:=LOG([.L24])" office:value-type="float" office:value="1.61278385671974" calcext:value-type="float">
            <text:p>1.6127838567</text:p>
          </table:table-cell>
          <table:table-cell office:value-type="float" office:value="356" calcext:value-type="float">
            <text:p>356</text:p>
          </table:table-cell>
          <table:table-cell table:formula="of:=[.$G$1]-[.N24]" office:value-type="float" office:value="146" calcext:value-type="float">
            <text:p>146</text:p>
          </table:table-cell>
          <table:table-cell table:formula="of:=LOG([.O24])" office:value-type="float" office:value="2.16435285578444" calcext:value-type="float">
            <text:p>2.164352855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9.5" calcext:value-type="float">
            <text:p>409.5</text:p>
          </table:table-cell>
          <table:table-cell office:value-type="float" office:value="214" calcext:value-type="float">
            <text:p>214</text:p>
          </table:table-cell>
          <table:table-cell table:formula="of:=[.G$1]-[.E25]" office:value-type="float" office:value="288" calcext:value-type="float">
            <text:p>288</text:p>
          </table:table-cell>
          <table:table-cell table:formula="of:=LOG([.F25])" office:value-type="float" office:value="2.45939248775923" calcext:value-type="float">
            <text:p>2.4593924878</text:p>
          </table:table-cell>
          <table:table-cell office:value-type="float" office:value="475" calcext:value-type="float">
            <text:p>475</text:p>
          </table:table-cell>
          <table:table-cell table:formula="of:=[.$G$1]-[.H25]" office:value-type="float" office:value="27" calcext:value-type="float">
            <text:p>27</text:p>
          </table:table-cell>
          <table:table-cell table:formula="of:=LOG([.I25])" office:value-type="float" office:value="1.43136376415899" calcext:value-type="float">
            <text:p>1.4313637642</text:p>
          </table:table-cell>
          <table:table-cell office:value-type="float" office:value="466" calcext:value-type="float">
            <text:p>466</text:p>
          </table:table-cell>
          <table:table-cell table:formula="of:=[.$G$1]-[.K25]" office:value-type="float" office:value="36" calcext:value-type="float">
            <text:p>36</text:p>
          </table:table-cell>
          <table:table-cell table:formula="of:=LOG([.L25])" office:value-type="float" office:value="1.55630250076729" calcext:value-type="float">
            <text:p>1.5563025008</text:p>
          </table:table-cell>
          <table:table-cell office:value-type="float" office:value="303" calcext:value-type="float">
            <text:p>303</text:p>
          </table:table-cell>
          <table:table-cell table:formula="of:=[.$G$1]-[.N25]" office:value-type="float" office:value="199" calcext:value-type="float">
            <text:p>199</text:p>
          </table:table-cell>
          <table:table-cell table:formula="of:=LOG([.O25])" office:value-type="float" office:value="2.29885307640971" calcext:value-type="float">
            <text:p>2.2988530764</text:p>
          </table:table-cell>
        </table:table-row>
        <table:table-row table:style-name="ro1">
          <table:table-cell office:value-type="float" office:value="0.0869477992292216" calcext:value-type="float">
            <text:p>0.0869477992</text:p>
          </table:table-cell>
          <table:table-cell office:value-type="float" office:value="-10.5712164925432" calcext:value-type="float">
            <text:p>-10.5712164925</text:p>
          </table:table-cell>
          <table:table-cell office:value-type="float" office:value="30" calcext:value-type="float">
            <text:p>30</text:p>
          </table:table-cell>
          <table:table-cell office:value-type="float" office:value="467.8" calcext:value-type="float">
            <text:p>467.8</text:p>
          </table:table-cell>
          <table:table-cell office:value-type="float" office:value="110" calcext:value-type="float">
            <text:p>110</text:p>
          </table:table-cell>
          <table:table-cell table:formula="of:=[.G$1]-[.E26]" office:value-type="float" office:value="392" calcext:value-type="float">
            <text:p>392</text:p>
          </table:table-cell>
          <table:table-cell table:formula="of:=LOG([.F26])" office:value-type="float" office:value="2.59328606702046" calcext:value-type="float">
            <text:p>2.593286067</text:p>
          </table:table-cell>
          <table:table-cell office:value-type="float" office:value="465" calcext:value-type="float">
            <text:p>465</text:p>
          </table:table-cell>
          <table:table-cell table:formula="of:=[.$G$1]-[.H26]" office:value-type="float" office:value="37" calcext:value-type="float">
            <text:p>37</text:p>
          </table:table-cell>
          <table:table-cell table:formula="of:=LOG([.I26])" office:value-type="float" office:value="1.56820172406699" calcext:value-type="float">
            <text:p>1.5682017241</text:p>
          </table:table-cell>
          <table:table-cell office:value-type="float" office:value="426.5" calcext:value-type="float">
            <text:p>426.5</text:p>
          </table:table-cell>
          <table:table-cell table:formula="of:=[.$G$1]-[.K26]" office:value-type="float" office:value="75.5" calcext:value-type="float">
            <text:p>75.5</text:p>
          </table:table-cell>
          <table:table-cell table:formula="of:=LOG([.L26])" office:value-type="float" office:value="1.87794695162919" calcext:value-type="float">
            <text:p>1.8779469516</text:p>
          </table:table-cell>
          <table:table-cell office:value-type="float" office:value="233" calcext:value-type="float">
            <text:p>233</text:p>
          </table:table-cell>
          <table:table-cell table:formula="of:=[.$G$1]-[.N26]" office:value-type="float" office:value="269" calcext:value-type="float">
            <text:p>269</text:p>
          </table:table-cell>
          <table:table-cell table:formula="of:=LOG([.O26])" office:value-type="float" office:value="2.42975228000241" calcext:value-type="float">
            <text:p>2.42975228</text:p>
          </table:table-cell>
        </table:table-row>
        <table:table-row table:style-name="ro1">
          <table:table-cell office:value-type="float" office:value="0.0000547716761730051" calcext:value-type="float">
            <text:p>5.47716761730051E-005</text:p>
          </table:table-cell>
          <table:table-cell office:value-type="float" office:value="0.0243969943182665" calcext:value-type="float">
            <text:p>0.0243969943</text:p>
          </table:table-cell>
          <table:table-cell office:value-type="float" office:value="35" calcext:value-type="float">
            <text:p>35</text:p>
          </table:table-cell>
          <table:table-cell office:value-type="float" office:value="524.4" calcext:value-type="float">
            <text:p>524.4</text:p>
          </table:table-cell>
          <table:table-cell/>
          <table:table-cell table:formula="of:=[.G$1]-[.E27]" office:value-type="float" office:value="502" calcext:value-type="float">
            <text:p>502</text:p>
          </table:table-cell>
          <table:table-cell/>
          <table:table-cell office:value-type="float" office:value="453" calcext:value-type="float">
            <text:p>453</text:p>
          </table:table-cell>
          <table:table-cell table:formula="of:=[.$G$1]-[.H27]" office:value-type="float" office:value="49" calcext:value-type="float">
            <text:p>49</text:p>
          </table:table-cell>
          <table:table-cell table:formula="of:=LOG([.I27])" office:value-type="float" office:value="1.69019608002851" calcext:value-type="float">
            <text:p>1.69019608</text:p>
          </table:table-cell>
          <table:table-cell office:value-type="float" office:value="402" calcext:value-type="float">
            <text:p>402</text:p>
          </table:table-cell>
          <table:table-cell table:formula="of:=[.$G$1]-[.K27]" office:value-type="float" office:value="100" calcext:value-type="float">
            <text:p>100</text:p>
          </table:table-cell>
          <table:table-cell table:formula="of:=LOG([.L27])"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formula="of:=[.$G$1]-[.N27]" office:value-type="float" office:value="359" calcext:value-type="float">
            <text:p>359</text:p>
          </table:table-cell>
          <table:table-cell table:formula="of:=LOG([.O27])" office:value-type="float" office:value="2.55509444857832" calcext:value-type="float">
            <text:p>2.5550944486</text:p>
          </table:table-cell>
        </table:table-row>
        <table:table-row table:style-name="ro1">
          <table:table-cell office:value-type="float" office:value="0.999995238168168" calcext:value-type="float">
            <text:p>0.9999952382</text:p>
          </table:table-cell>
          <table:table-cell office:value-type="float" office:value="0.0475069455839089" calcext:value-type="float">
            <text:p>0.0475069456</text:p>
          </table:table-cell>
          <table:table-cell office:value-type="float" office:value="40" calcext:value-type="float">
            <text:p>40</text:p>
          </table:table-cell>
          <table:table-cell office:value-type="float" office:value="582.6" calcext:value-type="float">
            <text:p>582.6</text:p>
          </table:table-cell>
          <table:table-cell/>
          <table:table-cell table:formula="of:=[.G$1]-[.E28]" office:value-type="float" office:value="502" calcext:value-type="float">
            <text:p>502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[.$G$1]-[.H28]" office:value-type="float" office:value="65" calcext:value-type="float">
            <text:p>65</text:p>
          </table:table-cell>
          <table:table-cell table:formula="of:=LOG([.I28])" office:value-type="float" office:value="1.81291335664286" calcext:value-type="float">
            <text:p>1.8129133566</text:p>
          </table:table-cell>
          <table:table-cell office:value-type="float" office:value="369.5" calcext:value-type="float">
            <text:p>369.5</text:p>
          </table:table-cell>
          <table:table-cell table:formula="of:=[.$G$1]-[.K28]" office:value-type="float" office:value="132.5" calcext:value-type="float">
            <text:p>132.5</text:p>
          </table:table-cell>
          <table:table-cell table:formula="of:=LOG([.L28])" office:value-type="float" office:value="2.12221587827283" calcext:value-type="float">
            <text:p>2.1222158783</text:p>
          </table:table-cell>
          <table:table-cell/>
          <table:table-cell table:formula="of:=[.$G$1]-[.N28]" office:value-type="float" office:value="502" calcext:value-type="float">
            <text:p>502</text:p>
          </table:table-cell>
          <table:table-cell table:formula="of:=LOG([.O28])" office:value-type="float" office:value="2.70070371714502" calcext:value-type="float">
            <text:p>2.7007037171</text:p>
          </table:table-cell>
        </table:table-row>
        <table:table-row table:style-name="ro1">
          <table:table-cell office:value-type="float" office:value="2520026.59509206" calcext:value-type="float">
            <text:p>2520026.59509206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39.5" calcext:value-type="float">
            <text:p>639.5</text:p>
          </table:table-cell>
          <table:table-cell/>
          <table:table-cell table:formula="of:=[.G$1]-[.E29]" office:value-type="float" office:value="502" calcext:value-type="float">
            <text:p>502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$G$1]-[.H29]" office:value-type="float" office:value="85" calcext:value-type="float">
            <text:p>85</text:p>
          </table:table-cell>
          <table:table-cell table:formula="of:=LOG([.I29])" office:value-type="float" office:value="1.92941892571429" calcext:value-type="float">
            <text:p>1.9294189257</text:p>
          </table:table-cell>
          <table:table-cell office:value-type="float" office:value="329.5" calcext:value-type="float">
            <text:p>329.5</text:p>
          </table:table-cell>
          <table:table-cell table:formula="of:=[.$G$1]-[.K29]" office:value-type="float" office:value="172.5" calcext:value-type="float">
            <text:p>172.5</text:p>
          </table:table-cell>
          <table:table-cell table:formula="of:=LOG([.L29])" office:value-type="float" office:value="2.23678909940929" calcext:value-type="float">
            <text:p>2.2367890994</text:p>
          </table:table-cell>
          <table:table-cell/>
          <table:table-cell table:formula="of:=[.$G$1]-[.N29]" office:value-type="float" office:value="502" calcext:value-type="float">
            <text:p>502</text:p>
          </table:table-cell>
          <table:table-cell table:formula="of:=LOG([.O29])" office:value-type="float" office:value="2.70070371714502" calcext:value-type="float">
            <text:p>2.7007037171</text:p>
          </table:table-cell>
        </table:table-row>
        <table:table-row table:style-name="ro1">
          <table:table-cell office:value-type="float" office:value="5687.47291708146" calcext:value-type="float">
            <text:p>5687.4729170815</text:p>
          </table:table-cell>
          <table:table-cell office:value-type="float" office:value="0.0270829185445498" calcext:value-type="float">
            <text:p>0.0270829185</text:p>
          </table:table-cell>
          <table:table-cell office:value-type="float" office:value="50" calcext:value-type="float">
            <text:p>50</text:p>
          </table:table-cell>
          <table:table-cell office:value-type="float" office:value="696.6" calcext:value-type="float">
            <text:p>696.6</text:p>
          </table:table-cell>
          <table:table-cell/>
          <table:table-cell table:formula="of:=[.G$1]-[.E30]" office:value-type="float" office:value="502" calcext:value-type="float">
            <text:p>502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[.$G$1]-[.H30]" office:value-type="float" office:value="110" calcext:value-type="float">
            <text:p>110</text:p>
          </table:table-cell>
          <table:table-cell table:formula="of:=LOG([.I30])" office:value-type="float" office:value="2.04139268515822" calcext:value-type="float">
            <text:p>2.0413926852</text:p>
          </table:table-cell>
          <table:table-cell office:value-type="float" office:value="280" calcext:value-type="float">
            <text:p>280</text:p>
          </table:table-cell>
          <table:table-cell table:formula="of:=[.$G$1]-[.K30]" office:value-type="float" office:value="222" calcext:value-type="float">
            <text:p>222</text:p>
          </table:table-cell>
          <table:table-cell table:formula="of:=LOG([.L30])" office:value-type="float" office:value="2.34635297445064" calcext:value-type="float">
            <text:p>2.3463529745</text:p>
          </table:table-cell>
          <table:table-cell/>
          <table:table-cell table:formula="of:=[.$G$1]-[.N30]" office:value-type="float" office:value="502" calcext:value-type="float">
            <text:p>502</text:p>
          </table:table-cell>
          <table:table-cell table:formula="of:=LOG([.O30])" office:value-type="float" office:value="2.70070371714502" calcext:value-type="float">
            <text:p>2.700703717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54.6" calcext:value-type="float">
            <text:p>754.6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formula="of:=[.$G$1]-[.H31]" office:value-type="float" office:value="141" calcext:value-type="float">
            <text:p>141</text:p>
          </table:table-cell>
          <table:table-cell table:formula="of:=LOG([.I31])" office:value-type="float" office:value="2.14921911265538" calcext:value-type="float">
            <text:p>2.1492191127</text:p>
          </table:table-cell>
          <table:table-cell office:value-type="float" office:value="216" calcext:value-type="float">
            <text:p>216</text:p>
          </table:table-cell>
          <table:table-cell table:formula="of:=[.$G$1]-[.K31]" office:value-type="float" office:value="286" calcext:value-type="float">
            <text:p>286</text:p>
          </table:table-cell>
          <table:table-cell table:formula="of:=LOG([.L31])" office:value-type="float" office:value="2.45636603312904" calcext:value-type="float">
            <text:p>2.4563660331</text:p>
          </table:table-cell>
          <table:table-cell/>
          <table:table-cell table:formula="of:=[.$G$1]-[.N31]" office:value-type="float" office:value="502" calcext:value-type="float">
            <text:p>502</text:p>
          </table:table-cell>
          <table:table-cell table:formula="of:=LOG([.O31])" office:value-type="float" office:value="2.70070371714502" calcext:value-type="float">
            <text:p>2.7007037171</text:p>
          </table:table-cell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453.51pt" svg:height="255.09pt" svg:x="7.51pt" svg:y="85.63pt">
            <draw:object draw:notify-on-update-of-ranges="Sheet2.A1:Sheet2.A5 Sheet2.B1:Sheet2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8pt" svg:height="254.86pt" svg:x="145.08pt" svg:y="100.15pt">
            <draw:object draw:notify-on-update-of-ranges="Sheet2.A1:Sheet2.A5 Sheet2.C1:Sheet2.C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251.55pt" svg:y="104.85pt">
            <draw:object draw:notify-on-update-of-ranges="Sheet2.A1:Sheet2.A5 Sheet2.D1:Sheet2.D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00000107442577472233" calcext:value-type="float">
            <text:p>-1.07442577472233E-006</text:p>
          </table:table-cell>
          <table:table-cell office:value-type="float" office:value="0.00313088083649337" calcext:value-type="float">
            <text:p>0.0031308808</text:p>
          </table:table-cell>
          <table:table-cell office:value-type="float" office:value="1.36041788183524" calcext:value-type="float">
            <text:p>1.360417881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-0.000000916726699357785" calcext:value-type="float">
            <text:p>-9.16726699357785E-007</text:p>
          </table:table-cell>
          <table:table-cell office:value-type="float" office:value="0.00305400813531697" calcext:value-type="float">
            <text:p>0.0030540081</text:p>
          </table:table-cell>
          <table:table-cell office:value-type="float" office:value="1.20381197146295" calcext:value-type="float">
            <text:p>1.20381197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0.000000749075699953065" calcext:value-type="float">
            <text:p>-7.49075699953065E-007</text:p>
          </table:table-cell>
          <table:table-cell office:value-type="float" office:value="0.00291962073431876" calcext:value-type="float">
            <text:p>0.0029196207</text:p>
          </table:table-cell>
          <table:table-cell office:value-type="float" office:value="0.985532891652893" calcext:value-type="float">
            <text:p>0.98553289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0.000000421136749371205" calcext:value-type="float">
            <text:p>-4.21136749371205E-007</text:p>
          </table:table-cell>
          <table:table-cell office:value-type="float" office:value="0.00268447661686485" calcext:value-type="float">
            <text:p>0.0026844766</text:p>
          </table:table-cell>
          <table:table-cell office:value-type="float" office:value="0.681778966662989" calcext:value-type="float">
            <text:p>0.68177896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0.00000035782964394378" calcext:value-type="float">
            <text:p>-3.5782964394378E-007</text:p>
          </table:table-cell>
          <table:table-cell office:value-type="float" office:value="0.00257578205145185" calcext:value-type="float">
            <text:p>0.0025757821</text:p>
          </table:table-cell>
          <table:table-cell office:value-type="float" office:value="0.425220632616372" calcext:value-type="float">
            <text:p>0.4252206326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20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5 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 table:formula="of:=[.B2]-[.B3]" office:value-type="float" office:value="19" calcext:value-type="float">
            <text:p>19</text:p>
          </table:table-cell>
          <table:table-cell office:value-type="float" office:value="465" calcext:value-type="float">
            <text:p>465</text:p>
          </table:table-cell>
          <table:table-cell table:formula="of:=[.D2]-[.D3]" office:value-type="float" office:value="36" calcext:value-type="float">
            <text:p>36</text:p>
          </table:table-cell>
          <table:table-cell office:value-type="float" office:value="453" calcext:value-type="float">
            <text:p>453</text:p>
          </table:table-cell>
          <table:table-cell table:formula="of:=[.F2]-[.F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1" calcext:value-type="float">
            <text:p>461</text:p>
          </table:table-cell>
          <table:table-cell table:formula="of:=[.B3]-[.B4]" office:value-type="float" office:value="21" calcext:value-type="float">
            <text:p>21</text:p>
          </table:table-cell>
          <table:table-cell office:value-type="float" office:value="426" calcext:value-type="float">
            <text:p>426</text:p>
          </table:table-cell>
          <table:table-cell table:formula="of:=[.D3]-[.D4]" office:value-type="float" office:value="39" calcext:value-type="float">
            <text:p>39</text:p>
          </table:table-cell>
          <table:table-cell office:value-type="float" office:value="402" calcext:value-type="float">
            <text:p>402</text:p>
          </table:table-cell>
          <table:table-cell table:formula="of:=[.F3]-[.F4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table:formula="of:=[.B4]-[.B5]" office:value-type="float" office:value="21" calcext:value-type="float">
            <text:p>21</text:p>
          </table:table-cell>
          <table:table-cell office:value-type="float" office:value="389" calcext:value-type="float">
            <text:p>389</text:p>
          </table:table-cell>
          <table:table-cell table:formula="of:=[.D4]-[.D5]" office:value-type="float" office:value="37" calcext:value-type="float">
            <text:p>37</text:p>
          </table:table-cell>
          <table:table-cell office:value-type="float" office:value="352" calcext:value-type="float">
            <text:p>352</text:p>
          </table:table-cell>
          <table:table-cell table:formula="of:=[.F4]-[.F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8" calcext:value-type="float">
            <text:p>418</text:p>
          </table:table-cell>
          <table:table-cell table:formula="of:=[.B5]-[.B6]" office:value-type="float" office:value="22" calcext:value-type="float">
            <text:p>22</text:p>
          </table:table-cell>
          <table:table-cell office:value-type="float" office:value="348" calcext:value-type="float">
            <text:p>348</text:p>
          </table:table-cell>
          <table:table-cell table:formula="of:=[.D5]-[.D6]" office:value-type="float" office:value="41" calcext:value-type="float">
            <text:p>41</text:p>
          </table:table-cell>
          <table:table-cell office:value-type="float" office:value="298" calcext:value-type="float">
            <text:p>298</text:p>
          </table:table-cell>
          <table:table-cell table:formula="of:=[.F5]-[.F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8" calcext:value-type="float">
            <text:p>398</text:p>
          </table:table-cell>
          <table:table-cell table:formula="of:=[.B6]-[.B7]"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table:formula="of:=[.D6]-[.D7]"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table:formula="of:=[.F6]-[.F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formula="of:=[.B7]-[.B8]"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table:formula="of:=[.D7]-[.D8]" office:value-type="float" office:value="38" calcext:value-type="float">
            <text:p>38</text:p>
          </table:table-cell>
          <table:table-cell office:value-type="float" office:value="195" calcext:value-type="float">
            <text:p>195</text:p>
          </table:table-cell>
          <table:table-cell table:formula="of:=[.F7]-[.F8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table:formula="of:=[.B8]-[.B9]" office:value-type="float" office:value="21" calcext:value-type="float">
            <text:p>21</text:p>
          </table:table-cell>
          <table:table-cell office:value-type="float" office:value="233" calcext:value-type="float">
            <text:p>233</text:p>
          </table:table-cell>
          <table:table-cell table:formula="of:=[.D8]-[.D9]"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table:formula="of:=[.F8]-[.F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table:formula="of:=[.B9]-[.B10]"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table:formula="of:=[.D9]-[.D10]"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table:formula="of:=[.F9]-[.F10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2" calcext:value-type="float">
            <text:p>312</text:p>
          </table:table-cell>
          <table:table-cell table:formula="of:=[.B10]-[.B11]"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table:formula="of:=[.D10]-[.D11]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[.F10]-[.F1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table:formula="of:=[.B11]-[.B12]"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[.D11]-[.D12]" office:value-type="float" office:value="42" calcext:value-type="float">
            <text:p>42</text:p>
          </table:table-cell>
          <table:table-cell/>
          <table:table-cell table:formula="of:=[.F11]-[.F12]" office:value-type="float" office:value="33" calcext:value-type="float">
            <text:p>3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55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5 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table:formula="of:=[.B16]-[.B17]" office:value-type="float" office:value="140" calcext:value-type="float">
            <text:p>140</text:p>
          </table:table-cell>
          <table:table-cell office:value-type="float" office:value="392" calcext:value-type="float">
            <text:p>392</text:p>
          </table:table-cell>
          <table:table-cell table:formula="of:=[.D16]-[.D17]" office:value-type="float" office:value="109" calcext:value-type="float">
            <text:p>109</text:p>
          </table:table-cell>
          <table:table-cell office:value-type="float" office:value="417.5" calcext:value-type="float">
            <text:p>417.5</text:p>
          </table:table-cell>
          <table:table-cell table:formula="of:=[.F16]-[.F17]"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  <table:table-cell table:formula="of:=[.B17]-[.B18]" office:value-type="float" office:value="144" calcext:value-type="float">
            <text:p>144</text:p>
          </table:table-cell>
          <table:table-cell office:value-type="float" office:value="280" calcext:value-type="float">
            <text:p>280</text:p>
          </table:table-cell>
          <table:table-cell table:formula="of:=[.D17]-[.D18]" office:value-type="float" office:value="112" calcext:value-type="float">
            <text:p>112</text:p>
          </table:table-cell>
          <table:table-cell office:value-type="float" office:value="331" calcext:value-type="float">
            <text:p>331</text:p>
          </table:table-cell>
          <table:table-cell table:formula="of:=[.F17]-[.F18]"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B18]-[.B19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D18]-[.D19]" office:value-type="float" office:value="115" calcext:value-type="float">
            <text:p>115</text:p>
          </table:table-cell>
          <table:table-cell office:value-type="float" office:value="243" calcext:value-type="float">
            <text:p>243</text:p>
          </table:table-cell>
          <table:table-cell table:formula="of:=[.F18]-[.F19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B19]-[.B20]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D19]-[.D20]"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table:formula="of:=[.F19]-[.F20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B20]-[.B21]" office:value-type="float" office:value="0" calcext:value-type="float">
            <text:p>0</text:p>
          </table:table-cell>
          <table:table-cell/>
          <table:table-cell table:formula="of:=[.D20]-[.D21]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[.F20]-[.F2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B21]-[.B22]" office:value-type="float" office:value="0" calcext:value-type="float">
            <text:p>0</text:p>
          </table:table-cell>
          <table:table-cell/>
          <table:table-cell table:formula="of:=[.D21]-[.D22]" office:value-type="float" office:value="0" calcext:value-type="float">
            <text:p>0</text:p>
          </table:table-cell>
          <table:table-cell/>
          <table:table-cell table:formula="of:=[.F21]-[.F2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[.B22]-[.B23]" office:value-type="float" office:value="0" calcext:value-type="float">
            <text:p>0</text:p>
          </table:table-cell>
          <table:table-cell/>
          <table:table-cell table:formula="of:=[.D22]-[.D23]" office:value-type="float" office:value="0" calcext:value-type="float">
            <text:p>0</text:p>
          </table:table-cell>
          <table:table-cell/>
          <table:table-cell table:formula="of:=[.F22]-[.F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B23]-[.B24]" office:value-type="float" office:value="0" calcext:value-type="float">
            <text:p>0</text:p>
          </table:table-cell>
          <table:table-cell/>
          <table:table-cell table:formula="of:=[.D23]-[.D24]" office:value-type="float" office:value="0" calcext:value-type="float">
            <text:p>0</text:p>
          </table:table-cell>
          <table:table-cell/>
          <table:table-cell table:formula="of:=[.F23]-[.F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B24]-[.B25]" office:value-type="float" office:value="0" calcext:value-type="float">
            <text:p>0</text:p>
          </table:table-cell>
          <table:table-cell/>
          <table:table-cell table:formula="of:=[.D24]-[.D25]" office:value-type="float" office:value="0" calcext:value-type="float">
            <text:p>0</text:p>
          </table:table-cell>
          <table:table-cell/>
          <table:table-cell table:formula="of:=[.F24]-[.F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B25]-[.B26]" office:value-type="float" office:value="0" calcext:value-type="float">
            <text:p>0</text:p>
          </table:table-cell>
          <table:table-cell/>
          <table:table-cell table:formula="of:=[.D25]-[.D26]" office:value-type="float" office:value="0" calcext:value-type="float">
            <text:p>0</text:p>
          </table:table-cell>
          <table:table-cell/>
          <table:table-cell table:formula="of:=[.F25]-[.F2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40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 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table:formula="of:=[.B29]-[.B30]" office:value-type="float" office:value="64" calcext:value-type="float">
            <text:p>64</text:p>
          </table:table-cell>
          <table:table-cell office:value-type="float" office:value="475" calcext:value-type="float">
            <text:p>475</text:p>
          </table:table-cell>
          <table:table-cell table:formula="of:=[.D29]-[.D30]" office:value-type="float" office:value="26" calcext:value-type="float">
            <text:p>26</text:p>
          </table:table-cell>
          <table:table-cell office:value-type="float" office:value="488" calcext:value-type="float">
            <text:p>488</text:p>
          </table:table-cell>
          <table:table-cell table:formula="of:=[.F29]-[.F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table:formula="of:=[.B30]-[.B31]" office:value-type="float" office:value="66" calcext:value-type="float">
            <text:p>66</text:p>
          </table:table-cell>
          <table:table-cell office:value-type="float" office:value="446" calcext:value-type="float">
            <text:p>446</text:p>
          </table:table-cell>
          <table:table-cell table:formula="of:=[.D30]-[.D31]" office:value-type="float" office:value="29" calcext:value-type="float">
            <text:p>29</text:p>
          </table:table-cell>
          <table:table-cell office:value-type="float" office:value="473" calcext:value-type="float">
            <text:p>473</text:p>
          </table:table-cell>
          <table:table-cell table:formula="of:=[.F30]-[.F3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table:formula="of:=[.B31]-[.B32]" office:value-type="float" office:value="67" calcext:value-type="float">
            <text:p>67</text:p>
          </table:table-cell>
          <table:table-cell office:value-type="float" office:value="418.5" calcext:value-type="float">
            <text:p>418.5</text:p>
          </table:table-cell>
          <table:table-cell table:formula="of:=[.D31]-[.D32]" office:value-type="float" office:value="27.5" calcext:value-type="float">
            <text:p>27.5</text:p>
          </table:table-cell>
          <table:table-cell office:value-type="float" office:value="456.5" calcext:value-type="float">
            <text:p>456.5</text:p>
          </table:table-cell>
          <table:table-cell table:formula="of:=[.F31]-[.F32]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table:formula="of:=[.B32]-[.B33]" office:value-type="float" office:value="71" calcext:value-type="float">
            <text:p>71</text:p>
          </table:table-cell>
          <table:table-cell office:value-type="float" office:value="388" calcext:value-type="float">
            <text:p>388</text:p>
          </table:table-cell>
          <table:table-cell table:formula="of:=[.D32]-[.D33]" office:value-type="float" office:value="30.5" calcext:value-type="float">
            <text:p>30.5</text:p>
          </table:table-cell>
          <table:table-cell office:value-type="float" office:value="442" calcext:value-type="float">
            <text:p>442</text:p>
          </table:table-cell>
          <table:table-cell table:formula="of:=[.F32]-[.F33]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table:formula="of:=[.B33]-[.B34]"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formula="of:=[.D33]-[.D34]" office:value-type="float" office:value="29" calcext:value-type="float">
            <text:p>29</text:p>
          </table:table-cell>
          <table:table-cell office:value-type="float" office:value="427" calcext:value-type="float">
            <text:p>427</text:p>
          </table:table-cell>
          <table:table-cell table:formula="of:=[.F33]-[.F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formula="of:=[.B34]-[.B35]" office:value-type="float" office:value="72" calcext:value-type="float">
            <text:p>72</text:p>
          </table:table-cell>
          <table:table-cell office:value-type="float" office:value="332" calcext:value-type="float">
            <text:p>332</text:p>
          </table:table-cell>
          <table:table-cell table:formula="of:=[.D34]-[.D35]" office:value-type="float" office:value="27" calcext:value-type="float">
            <text:p>27</text:p>
          </table:table-cell>
          <table:table-cell office:value-type="float" office:value="411" calcext:value-type="float">
            <text:p>411</text:p>
          </table:table-cell>
          <table:table-cell table:formula="of:=[.F34]-[.F3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[.B35]-[.B36]" office:value-type="float" office:value="94" calcext:value-type="float">
            <text:p>94</text:p>
          </table:table-cell>
          <table:table-cell office:value-type="float" office:value="303" calcext:value-type="float">
            <text:p>303</text:p>
          </table:table-cell>
          <table:table-cell table:formula="of:=[.D35]-[.D36]" office:value-type="float" office:value="29" calcext:value-type="float">
            <text:p>29</text:p>
          </table:table-cell>
          <table:table-cell office:value-type="float" office:value="396" calcext:value-type="float">
            <text:p>396</text:p>
          </table:table-cell>
          <table:table-cell table:formula="of:=[.F35]-[.F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B36]-[.B3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[.D36]-[.D37]"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table:formula="of:=[.F36]-[.F3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B37]-[.B38]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formula="of:=[.D37]-[.D38]" office:value-type="float" office:value="30" calcext:value-type="float">
            <text:p>30</text:p>
          </table:table-cell>
          <table:table-cell office:value-type="float" office:value="364" calcext:value-type="float">
            <text:p>364</text:p>
          </table:table-cell>
          <table:table-cell table:formula="of:=[.F37]-[.F3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B38]-[.B39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formula="of:=[.D38]-[.D39]" office:value-type="float" office:value="29" calcext:value-type="float">
            <text:p>29</text:p>
          </table:table-cell>
          <table:table-cell office:value-type="float" office:value="348" calcext:value-type="float">
            <text:p>348</text:p>
          </table:table-cell>
          <table:table-cell table:formula="of:=[.F38]-[.F39]" office:value-type="float" office:value="16" calcext:value-type="float">
            <text:p>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0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 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table:formula="of:=[.B42]-[.B43]" office:value-type="float" office:value="9" calcext:value-type="float">
            <text:p>9</text:p>
          </table:table-cell>
          <table:table-cell office:value-type="float" office:value="495" calcext:value-type="float">
            <text:p>495</text:p>
          </table:table-cell>
          <table:table-cell table:formula="of:=[.D42]-[.D43]"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table:formula="of:=[.F42]-[.F4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1.5" calcext:value-type="float">
            <text:p>481.5</text:p>
          </table:table-cell>
          <table:table-cell table:formula="of:=[.B43]-[.B44]" office:value-type="float" office:value="10.5" calcext:value-type="float">
            <text:p>10.5</text:p>
          </table:table-cell>
          <table:table-cell office:value-type="float" office:value="487.5" calcext:value-type="float">
            <text:p>487.5</text:p>
          </table:table-cell>
          <table:table-cell table:formula="of:=[.D43]-[.D44]" office:value-type="float" office:value="7.5" calcext:value-type="float">
            <text:p>7.5</text:p>
          </table:table-cell>
          <table:table-cell office:value-type="float" office:value="492" calcext:value-type="float">
            <text:p>492</text:p>
          </table:table-cell>
          <table:table-cell table:formula="of:=[.F43]-[.F4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9" calcext:value-type="float">
            <text:p>469</text:p>
          </table:table-cell>
          <table:table-cell table:formula="of:=[.B44]-[.B45]" office:value-type="float" office:value="12.5" calcext:value-type="float">
            <text:p>12.5</text:p>
          </table:table-cell>
          <table:table-cell office:value-type="float" office:value="478" calcext:value-type="float">
            <text:p>478</text:p>
          </table:table-cell>
          <table:table-cell table:formula="of:=[.D44]-[.D45]" office:value-type="float" office:value="9.5" calcext:value-type="float">
            <text:p>9.5</text:p>
          </table:table-cell>
          <table:table-cell office:value-type="float" office:value="485.5" calcext:value-type="float">
            <text:p>485.5</text:p>
          </table:table-cell>
          <table:table-cell table:formula="of:=[.F44]-[.F45]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9" calcext:value-type="float">
            <text:p>459</text:p>
          </table:table-cell>
          <table:table-cell table:formula="of:=[.B45]-[.B46]" office:value-type="float" office:value="10" calcext:value-type="float">
            <text:p>10</text:p>
          </table:table-cell>
          <table:table-cell office:value-type="float" office:value="471" calcext:value-type="float">
            <text:p>471</text:p>
          </table:table-cell>
          <table:table-cell table:formula="of:=[.D45]-[.D46]"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table:formula="of:=[.F45]-[.F46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8.5" calcext:value-type="float">
            <text:p>448.5</text:p>
          </table:table-cell>
          <table:table-cell table:formula="of:=[.B46]-[.B47]" office:value-type="float" office:value="10.5" calcext:value-type="float">
            <text:p>10.5</text:p>
          </table:table-cell>
          <table:table-cell office:value-type="float" office:value="464" calcext:value-type="float">
            <text:p>464</text:p>
          </table:table-cell>
          <table:table-cell table:formula="of:=[.D46]-[.D47]" office:value-type="float" office:value="7" calcext:value-type="float">
            <text:p>7</text:p>
          </table:table-cell>
          <table:table-cell office:value-type="float" office:value="475.5" calcext:value-type="float">
            <text:p>475.5</text:p>
          </table:table-cell>
          <table:table-cell table:formula="of:=[.F46]-[.F47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7" calcext:value-type="float">
            <text:p>437</text:p>
          </table:table-cell>
          <table:table-cell table:formula="of:=[.B47]-[.B48]" office:value-type="float" office:value="11.5" calcext:value-type="float">
            <text:p>11.5</text:p>
          </table:table-cell>
          <table:table-cell office:value-type="float" office:value="456.5" calcext:value-type="float">
            <text:p>456.5</text:p>
          </table:table-cell>
          <table:table-cell table:formula="of:=[.D47]-[.D48]" office:value-type="float" office:value="7.5" calcext:value-type="float">
            <text:p>7.5</text:p>
          </table:table-cell>
          <table:table-cell office:value-type="float" office:value="471" calcext:value-type="float">
            <text:p>471</text:p>
          </table:table-cell>
          <table:table-cell table:formula="of:=[.F47]-[.F48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6.5" calcext:value-type="float">
            <text:p>426.5</text:p>
          </table:table-cell>
          <table:table-cell table:formula="of:=[.B48]-[.B49]" office:value-type="float" office:value="10.5" calcext:value-type="float">
            <text:p>10.5</text:p>
          </table:table-cell>
          <table:table-cell office:value-type="float" office:value="449" calcext:value-type="float">
            <text:p>449</text:p>
          </table:table-cell>
          <table:table-cell table:formula="of:=[.D48]-[.D49]" office:value-type="float" office:value="7.5" calcext:value-type="float">
            <text:p>7.5</text:p>
          </table:table-cell>
          <table:table-cell office:value-type="float" office:value="465.5" calcext:value-type="float">
            <text:p>465.5</text:p>
          </table:table-cell>
          <table:table-cell table:formula="of:=[.F48]-[.F49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4.5" calcext:value-type="float">
            <text:p>414.5</text:p>
          </table:table-cell>
          <table:table-cell table:formula="of:=[.B49]-[.B50]" office:value-type="float" office:value="12" calcext:value-type="float">
            <text:p>12</text:p>
          </table:table-cell>
          <table:table-cell office:value-type="float" office:value="440" calcext:value-type="float">
            <text:p>440</text:p>
          </table:table-cell>
          <table:table-cell table:formula="of:=[.D49]-[.D50]" office:value-type="float" office:value="9" calcext:value-type="float">
            <text:p>9</text:p>
          </table:table-cell>
          <table:table-cell office:value-type="float" office:value="460" calcext:value-type="float">
            <text:p>460</text:p>
          </table:table-cell>
          <table:table-cell table:formula="of:=[.F49]-[.F50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4" calcext:value-type="float">
            <text:p>404</text:p>
          </table:table-cell>
          <table:table-cell table:formula="of:=[.B50]-[.B51]" office:value-type="float" office:value="10.5" calcext:value-type="float">
            <text:p>10.5</text:p>
          </table:table-cell>
          <table:table-cell office:value-type="float" office:value="433" calcext:value-type="float">
            <text:p>433</text:p>
          </table:table-cell>
          <table:table-cell table:formula="of:=[.D50]-[.D51]" office:value-type="float" office:value="7" calcext:value-type="float">
            <text:p>7</text:p>
          </table:table-cell>
          <table:table-cell office:value-type="float" office:value="455.5" calcext:value-type="float">
            <text:p>455.5</text:p>
          </table:table-cell>
          <table:table-cell table:formula="of:=[.F50]-[.F51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table:formula="of:=[.B51]-[.B52]" office:value-type="float" office:value="13" calcext:value-type="float">
            <text:p>13</text:p>
          </table:table-cell>
          <table:table-cell office:value-type="float" office:value="424" calcext:value-type="float">
            <text:p>424</text:p>
          </table:table-cell>
          <table:table-cell table:formula="of:=[.D51]-[.D52]" office:value-type="float" office:value="9" calcext:value-type="float">
            <text:p>9</text:p>
          </table:table-cell>
          <table:table-cell office:value-type="float" office:value="448" calcext:value-type="float">
            <text:p>448</text:p>
          </table:table-cell>
          <table:table-cell table:formula="of:=[.F51]-[.F52]" office:value-type="float" office:value="7.5" calcext:value-type="float">
            <text:p>7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-10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5 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9" calcext:value-type="float">
            <text:p>499</text:p>
          </table:table-cell>
          <table:table-cell table:formula="of:=[.B55]-[.B56]"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table:formula="of:=[.D55]-[.D5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table:formula="of:=[.B56]-[.B57]"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table:formula="of:=[.D56]-[.D5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table:formula="of:=[.B57]-[.B58]" office:value-type="float" office:value="2" calcext:value-type="float">
            <text:p>2</text:p>
          </table:table-cell>
          <table:table-cell office:value-type="float" office:value="491" calcext:value-type="float">
            <text:p>491</text:p>
          </table:table-cell>
          <table:table-cell table:formula="of:=[.D57]-[.D5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2" calcext:value-type="float">
            <text:p>492</text:p>
          </table:table-cell>
          <table:table-cell table:formula="of:=[.B58]-[.B59]" office:value-type="float" office:value="3" calcext:value-type="float">
            <text:p>3</text:p>
          </table:table-cell>
          <table:table-cell office:value-type="float" office:value="487.5" calcext:value-type="float">
            <text:p>487.5</text:p>
          </table:table-cell>
          <table:table-cell table:formula="of:=[.D58]-[.D59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table:formula="of:=[.B59]-[.B60]"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table:formula="of:=[.D59]-[.D60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7" calcext:value-type="float">
            <text:p>487</text:p>
          </table:table-cell>
          <table:table-cell table:formula="of:=[.B60]-[.B61]" office:value-type="float" office:value="3" calcext:value-type="float">
            <text:p>3</text:p>
          </table:table-cell>
          <table:table-cell office:value-type="float" office:value="481" calcext:value-type="float">
            <text:p>481</text:p>
          </table:table-cell>
          <table:table-cell table:formula="of:=[.D60]-[.D6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  <table:table-cell table:formula="of:=[.B61]-[.B62]" office:value-type="float" office:value="2" calcext:value-type="float">
            <text:p>2</text:p>
          </table:table-cell>
          <table:table-cell office:value-type="float" office:value="477.5" calcext:value-type="float">
            <text:p>477.5</text:p>
          </table:table-cell>
          <table:table-cell table:formula="of:=[.D61]-[.D62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2" calcext:value-type="float">
            <text:p>482</text:p>
          </table:table-cell>
          <table:table-cell table:formula="of:=[.B62]-[.B63]" office:value-type="float" office:value="3" calcext:value-type="float">
            <text:p>3</text:p>
          </table:table-cell>
          <table:table-cell office:value-type="float" office:value="473.5" calcext:value-type="float">
            <text:p>473.5</text:p>
          </table:table-cell>
          <table:table-cell table:formula="of:=[.D62]-[.D6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table:formula="of:=[.B63]-[.B64]" office:value-type="float" office:value="2" calcext:value-type="float">
            <text:p>2</text:p>
          </table:table-cell>
          <table:table-cell office:value-type="float" office:value="470.5" calcext:value-type="float">
            <text:p>470.5</text:p>
          </table:table-cell>
          <table:table-cell table:formula="of:=[.D63]-[.D6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8" calcext:value-type="float">
            <text:p>478</text:p>
          </table:table-cell>
          <table:table-cell table:formula="of:=[.B64]-[.B65]"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table:formula="of:=[.D64]-[.D65]" office:value-type="float" office:value="4.5" calcext:value-type="float">
            <text:p>4.5</text:p>
          </table:table-cell>
          <table:table-cell table:number-columns-repeated="2"/>
        </table:table-row>
      </table:table>
      <table:table table:name="Sheet4" table:style-name="ta1">
        <office:forms form:automatic-focus="false" form:apply-design-mode="false"/>
        <table:shapes>
          <draw:frame draw:z-index="0" draw:style-name="gr1" draw:text-style-name="P1" svg:width="453.51pt" svg:height="255.09pt" svg:x="73.5pt" svg:y="163.96pt">
            <draw:object draw:notify-on-update-of-ranges="Sheet4.C1:Sheet4.C10 Sheet4.A1:Sheet4.A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152.22pt" svg:y="137.99pt">
            <draw:object draw:notify-on-update-of-ranges="Sheet4.D1:Sheet4.D10 Sheet4.A1:Sheet4.A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000925051296936729" calcext:value-type="float">
            <text:p>-9.25051296936729E-007</text:p>
          </table:table-cell>
          <table:table-cell office:value-type="float" office:value="0.00311790405873321" calcext:value-type="float">
            <text:p>0.0031179041</text:p>
          </table:table-cell>
          <table:table-cell office:value-type="float" office:value="0.31459770209862" calcext:value-type="float">
            <text:p>0.3145977021</text:p>
          </table:table-cell>
          <table:table-cell table:formula="of:=10^[.D1]" office:value-type="float" office:value="2.06346782808191" calcext:value-type="float">
            <text:p>2.0634678281</text:p>
          </table:table-cell>
          <table:table-cell table:formula="of:=[.A1]*[.H$2]+[.I$2]" office:value-type="float" office:value="1.90300671007487" calcext:value-type="float">
            <text:p>1.9030067101</text:p>
          </table:table-cell>
          <table:table-cell table:formula="of:=LOG([.F1];10)" office:value-type="float" office:value="0.27944031962877" calcext:value-type="float">
            <text:p>0.279440319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00000911186231598041" calcext:value-type="float">
            <text:p>-9.11186231598041E-007</text:p>
          </table:table-cell>
          <table:table-cell office:value-type="float" office:value="0.00310917000920782" calcext:value-type="float">
            <text:p>0.00310917</text:p>
          </table:table-cell>
          <table:table-cell office:value-type="float" office:value="0.620402534099271" calcext:value-type="float">
            <text:p>0.6204025341</text:p>
          </table:table-cell>
          <table:table-cell table:formula="of:=10^[.D2]" office:value-type="float" office:value="4.17255945904458" calcext:value-type="float">
            <text:p>4.172559459</text:p>
          </table:table-cell>
          <table:table-cell table:formula="of:=[.A2]*[.H$2]+[.I$2]" office:value-type="float" office:value="4.12689824948863" calcext:value-type="float">
            <text:p>4.1268982495</text:p>
          </table:table-cell>
          <table:table-cell table:formula="of:=LOG([.F2];10)" office:value-type="float" office:value="0.615623761285855" calcext:value-type="float">
            <text:p>0.6156237613</text:p>
          </table:table-cell>
          <table:table-cell table:number-matrix-columns-spanned="2" table:number-matrix-rows-spanned="5" table:formula="of:=LINEST([.E1:.E10];[.A1:.A10];1;1)" office:value-type="float" office:value="0.222389153941377" calcext:value-type="float">
            <text:p>0.2223891539</text:p>
          </table:table-cell>
          <table:table-cell office:value-type="float" office:value="-0.320884829338899" calcext:value-type="float">
            <text:p>-0.32088482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00000897629595804402" calcext:value-type="float">
            <text:p>-8.97629595804402E-007</text:p>
          </table:table-cell>
          <table:table-cell office:value-type="float" office:value="0.0031006363132625" calcext:value-type="float">
            <text:p>0.0031006363</text:p>
          </table:table-cell>
          <table:table-cell office:value-type="float" office:value="0.801207772368527" calcext:value-type="float">
            <text:p>0.8012077724</text:p>
          </table:table-cell>
          <table:table-cell table:formula="of:=10^[.D3]" office:value-type="float" office:value="6.32714478165086" calcext:value-type="float">
            <text:p>6.3271447817</text:p>
          </table:table-cell>
          <table:table-cell table:formula="of:=[.A3]*[.H$2]+[.I$2]" office:value-type="float" office:value="6.3507897889024" calcext:value-type="float">
            <text:p>6.3507897889</text:p>
          </table:table-cell>
          <table:table-cell table:formula="of:=LOG([.F3];10)" office:value-type="float" office:value="0.802827737832664" calcext:value-type="float">
            <text:p>0.8028277378</text:p>
          </table:table-cell>
          <table:table-cell office:value-type="float" office:value="0.00119573680556174" calcext:value-type="float">
            <text:p>0.0011957368</text:p>
          </table:table-cell>
          <table:table-cell office:value-type="float" office:value="0.0741935176176042" calcext:value-type="float">
            <text:p>0.07419351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00000909780526639475" calcext:value-type="float">
            <text:p>-9.09780526639475E-007</text:p>
          </table:table-cell>
          <table:table-cell office:value-type="float" office:value="0.00310694973626755" calcext:value-type="float">
            <text:p>0.0031069497</text:p>
          </table:table-cell>
          <table:table-cell office:value-type="float" office:value="0.929596910999797" calcext:value-type="float">
            <text:p>0.929596911</text:p>
          </table:table-cell>
          <table:table-cell table:formula="of:=10^[.D4]" office:value-type="float" office:value="8.50348423717117" calcext:value-type="float">
            <text:p>8.5034842372</text:p>
          </table:table-cell>
          <table:table-cell table:formula="of:=[.A4]*[.H$2]+[.I$2]" office:value-type="float" office:value="8.57468132831617" calcext:value-type="float">
            <text:p>8.5746813283</text:p>
          </table:table-cell>
          <table:table-cell table:formula="of:=LOG([.F4];10)" office:value-type="float" office:value="0.933217988781803" calcext:value-type="float">
            <text:p>0.9332179888</text:p>
          </table:table-cell>
          <table:table-cell office:value-type="float" office:value="0.999768775661673" calcext:value-type="float">
            <text:p>0.9997687757</text:p>
          </table:table-cell>
          <table:table-cell office:value-type="float" office:value="0.108608188882992" calcext:value-type="float">
            <text:p>0.1086081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00000945873122872502" calcext:value-type="float">
            <text:p>-9.45873122872502E-007</text:p>
          </table:table-cell>
          <table:table-cell office:value-type="float" office:value="0.00312468079677513" calcext:value-type="float">
            <text:p>0.0031246808</text:p>
          </table:table-cell>
          <table:table-cell office:value-type="float" office:value="1.02917552749292" calcext:value-type="float">
            <text:p>1.0291755275</text:p>
          </table:table-cell>
          <table:table-cell table:formula="of:=10^[.D5]" office:value-type="float" office:value="10.6948704324117" calcext:value-type="float">
            <text:p>10.6948704324</text:p>
          </table:table-cell>
          <table:table-cell table:formula="of:=[.A5]*[.H$2]+[.I$2]" office:value-type="float" office:value="10.7985728677299" calcext:value-type="float">
            <text:p>10.7985728677</text:p>
          </table:table-cell>
          <table:table-cell table:formula="of:=LOG([.F5];10)" office:value-type="float" office:value="1.03336636320696" calcext:value-type="float">
            <text:p>1.0333663632</text:p>
          </table:table-cell>
          <table:table-cell office:value-type="float" office:value="34590.4339619829" calcext:value-type="float">
            <text:p>34590.43396198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00000988165328267249" calcext:value-type="float">
            <text:p>-9.88165328267249E-007</text:p>
          </table:table-cell>
          <table:table-cell office:value-type="float" office:value="0.00314341706466336" calcext:value-type="float">
            <text:p>0.0031434171</text:p>
          </table:table-cell>
          <table:table-cell office:value-type="float" office:value="1.11108178427652" calcext:value-type="float">
            <text:p>1.1110817843</text:p>
          </table:table-cell>
          <table:table-cell table:formula="of:=10^[.D6]" office:value-type="float" office:value="12.9146245279801" calcext:value-type="float">
            <text:p>12.914624528</text:p>
          </table:table-cell>
          <table:table-cell table:formula="of:=[.A6]*[.H$2]+[.I$2]" office:value-type="float" office:value="13.0224644071437" calcext:value-type="float">
            <text:p>13.0224644071</text:p>
          </table:table-cell>
          <table:table-cell table:formula="of:=LOG([.F6];10)" office:value-type="float" office:value="1.11469317909746" calcext:value-type="float">
            <text:p>1.1146931791</text:p>
          </table:table-cell>
          <table:table-cell office:value-type="float" office:value="408.019720273781" calcext:value-type="float">
            <text:p>408.0197202738</text:p>
          </table:table-cell>
          <table:table-cell office:value-type="float" office:value="0.0943659095395498" calcext:value-type="float">
            <text:p>0.09436590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000010612686148088" calcext:value-type="float">
            <text:p>-1.0612686148088E-006</text:p>
          </table:table-cell>
          <table:table-cell office:value-type="float" office:value="0.00317379313232792" calcext:value-type="float">
            <text:p>0.0031737931</text:p>
          </table:table-cell>
          <table:table-cell office:value-type="float" office:value="1.18014768204064" calcext:value-type="float">
            <text:p>1.180147682</text:p>
          </table:table-cell>
          <table:table-cell table:formula="of:=10^[.D7]" office:value-type="float" office:value="15.1407602316269" calcext:value-type="float">
            <text:p>15.1407602316</text:p>
          </table:table-cell>
          <table:table-cell table:formula="of:=[.A7]*[.H$2]+[.I$2]" office:value-type="float" office:value="15.2463559465575" calcext:value-type="float">
            <text:p>15.2463559466</text:p>
          </table:table-cell>
          <table:table-cell table:formula="of:=LOG([.F7];10)" office:value-type="float" office:value="1.18316605473752" calcext:value-type="float">
            <text:p>1.183166054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0000010774121259151" calcext:value-type="float">
            <text:p>-1.0774121259151E-006</text:p>
          </table:table-cell>
          <table:table-cell office:value-type="float" office:value="0.00317922503160145" calcext:value-type="float">
            <text:p>0.003179225</text:p>
          </table:table-cell>
          <table:table-cell office:value-type="float" office:value="1.24173172120228" calcext:value-type="float">
            <text:p>1.2417317212</text:p>
          </table:table-cell>
          <table:table-cell table:formula="of:=10^[.D8]" office:value-type="float" office:value="17.4474403092218" calcext:value-type="float">
            <text:p>17.4474403092</text:p>
          </table:table-cell>
          <table:table-cell table:formula="of:=[.A8]*[.H$2]+[.I$2]" office:value-type="float" office:value="17.4702474859712" calcext:value-type="float">
            <text:p>17.470247486</text:p>
          </table:table-cell>
          <table:table-cell table:formula="of:=LOG([.F8];10)" office:value-type="float" office:value="1.24229905730293" calcext:value-type="float">
            <text:p>1.242299057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0000109332758903292" calcext:value-type="float">
            <text:p>-1.09332758903292E-006</text:p>
          </table:table-cell>
          <table:table-cell office:value-type="float" office:value="0.00318459850652419" calcext:value-type="float">
            <text:p>0.0031845985</text:p>
          </table:table-cell>
          <table:table-cell office:value-type="float" office:value="1.29643855391589" calcext:value-type="float">
            <text:p>1.2964385539</text:p>
          </table:table-cell>
          <table:table-cell table:formula="of:=10^[.D9]" office:value-type="float" office:value="19.7896700760411" calcext:value-type="float">
            <text:p>19.789670076</text:p>
          </table:table-cell>
          <table:table-cell table:formula="of:=[.A9]*[.H$2]+[.I$2]" office:value-type="float" office:value="19.694139025385" calcext:value-type="float">
            <text:p>19.6941390254</text:p>
          </table:table-cell>
          <table:table-cell table:formula="of:=LOG([.F9];10)" office:value-type="float" office:value="1.29433699937732" calcext:value-type="float">
            <text:p>1.2943369994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00000121739777246302" calcext:value-type="float">
            <text:p>-1.21739777246302E-006</text:p>
          </table:table-cell>
          <table:table-cell office:value-type="float" office:value="0.00323247187416615" calcext:value-type="float">
            <text:p>0.0032324719</text:p>
          </table:table-cell>
          <table:table-cell office:value-type="float" office:value="1.34343152889328" calcext:value-type="float">
            <text:p>1.3434315289</text:p>
          </table:table-cell>
          <table:table-cell table:formula="of:=10^[.D10]" office:value-type="float" office:value="22.0511644911381" calcext:value-type="float">
            <text:p>22.0511644911</text:p>
          </table:table-cell>
          <table:table-cell table:formula="of:=[.A10]*[.H$2]+[.I$2]" office:value-type="float" office:value="21.9180305647988" calcext:value-type="float">
            <text:p>21.9180305648</text:p>
          </table:table-cell>
          <table:table-cell table:formula="of:=LOG([.F10];10)" office:value-type="float" office:value="1.34080152822172" calcext:value-type="float">
            <text:p>1.34080152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20:23:50.779492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on Allen</meta:initial-creator>
    <meta:creation-date>2015-07-11T18:33:06.250701688</meta:creation-date>
    <dc:date>2015-07-11T23:05:10.026556233</dc:date>
    <dc:creator>Damon Allen</dc:creator>
    <meta:editing-duration>PT39M39S</meta:editing-duration>
    <meta:editing-cycles>4</meta:editing-cycles>
    <meta:generator>LibreOffice/4.4.4.3$Linux_X86_64 LibreOffice_project/40m0$Build-3</meta:generator>
    <meta:document-statistic meta:table-count="4" meta:cell-count="7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11cm" svg:y="2.956cm" style:legend-expansion="high" chart:style-name="ch2"/>
        <chart:plot-area chart:style-name="ch3" table:cell-range-address="Sheet1.D18:Sheet1.D26 Sheet1.G18:Sheet1.G26 Sheet1.J18:Sheet1.J31 Sheet1.F2:Sheet1.F14" svg:x="0.32cm" svg:y="0.18cm" svg:width="10.471cm" svg:height="8.64cm">
          <chartooo:coordinate-region svg:x="1.047cm" svg:y="0.379cm" svg:width="9.4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8:Sheet1.G26" chart:class="chart:scatter">
            <chart:domain table:cell-range-address="Sheet1.D18:Sheet1.D26"/>
            <chart:regression-curve chart:style-name="ch7">
              <chart:equation chart:display-equation="true" chart:display-r-square="true" svg:x="1.102cm" svg:y="0.197cm"/>
            </chart:regression-curve>
            <chart:data-point chart:repeated="9"/>
          </chart:series>
          <chart:series chart:style-name="ch8" chart:values-cell-range-address="Sheet1.J18:Sheet1.J31" chart:class="chart:scatter">
            <chart:domain table:cell-range-address="Sheet1.D18:Sheet1.D31"/>
            <chart:regression-curve chart:style-name="ch9">
              <chart:equation chart:display-equation="true" chart:display-r-square="true" svg:x="2.025cm" svg:y="6.918cm"/>
            </chart:regression-curve>
            <chart:data-point chart:repeated="14"/>
          </chart:series>
          <chart:series chart:style-name="ch10" chart:values-cell-range-address="Sheet1.F2:Sheet1.F14" chart:class="chart:scatter">
            <chart:domain table:cell-range-address="Sheet1.B2:Sheet1.B14"/>
            <chart:regression-curve chart:style-name="ch11">
              <chart:equation chart:display-equation="true" chart:display-r-square="true" svg:x="1.096cm" svg:y="1.4cm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">
                <text:p>6.5</text:p>
                <draw:g>
                  <svg:desc>Sheet1.D18:Sheet1.D26</svg:desc>
                </draw:g>
              </table:table-cell>
              <table:table-cell office:value-type="float" office:value="1.38021124171161">
                <text:p>1.38021124171161</text:p>
                <draw:g>
                  <svg:desc>Sheet1.G18:Sheet1.G26</svg:desc>
                </draw:g>
              </table:table-cell>
              <table:table-cell office:value-type="float" office:value="6.5">
                <text:p>6.5</text:p>
                <draw:g>
                  <svg:desc>Sheet1.D18:Sheet1.D31</svg:desc>
                </draw:g>
              </table:table-cell>
              <table:table-cell office:value-type="float" office:value="0.477121254719662">
                <text:p>0.477121254719662</text:p>
                <draw:g>
                  <svg:desc>Sheet1.J18:Sheet1.J31</svg:desc>
                </draw:g>
              </table:table-cell>
              <table:table-cell office:value-type="float" office:value="6">
                <text:p>6</text:p>
                <draw:g>
                  <svg:desc>Sheet1.B2:Sheet1.B14</svg:desc>
                </draw:g>
              </table:table-cell>
              <table:table-cell office:value-type="float" office:value="1">
                <text:p>1</text:p>
                <draw:g>
                  <svg:desc>Sheet1.F2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5">
                <text:p>63.5</text:p>
              </table:table-cell>
              <table:table-cell office:value-type="float" office:value="1.55630250076729">
                <text:p>1.55630250076729</text:p>
              </table:table-cell>
              <table:table-cell office:value-type="float" office:value="63.5">
                <text:p>63.5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63">
                <text:p>63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.5">
                <text:p>122.5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122.5">
                <text:p>122.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22">
                <text:p>122</text:p>
              </table:table-cell>
              <table:table-cell office:value-type="float" office:value="1.33243845991561">
                <text:p>1.33243845991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.8">
                <text:p>180.8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180.8">
                <text:p>180.8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180">
                <text:p>180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5">
                <text:p>237.5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237.5">
                <text:p>237.5</text:p>
              </table:table-cell>
              <table:table-cell office:value-type="float" office:value="1">
                <text:p>1</text:p>
              </table:table-cell>
              <table:table-cell office:value-type="float" office:value="237">
                <text:p>237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.5">
                <text:p>294.5</text:p>
              </table:table-cell>
              <table:table-cell office:value-type="float" office:value="2.18752072083646">
                <text:p>2.18752072083646</text:p>
              </table:table-cell>
              <table:table-cell office:value-type="float" office:value="294.5">
                <text:p>294.5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294">
                <text:p>294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.5">
                <text:p>352.5</text:p>
              </table:table-cell>
              <table:table-cell office:value-type="float" office:value="2.32633586092875">
                <text:p>2.32633586092875</text:p>
              </table:table-cell>
              <table:table-cell office:value-type="float" office:value="352.5">
                <text:p>352.5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352">
                <text:p>352</text:p>
              </table:table-cell>
              <table:table-cell office:value-type="float" office:value="1.91907809237607">
                <text:p>1.91907809237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.5">
                <text:p>409.5</text:p>
              </table:table-cell>
              <table:table-cell office:value-type="float" office:value="2.45939248775923">
                <text:p>2.45939248775923</text:p>
              </table:table-cell>
              <table:table-cell office:value-type="float" office:value="409.5">
                <text:p>409.5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409">
                <text:p>409</text:p>
              </table:table-cell>
              <table:table-cell office:value-type="float" office:value="2.05690485133647">
                <text:p>2.05690485133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7.8">
                <text:p>467.8</text:p>
              </table:table-cell>
              <table:table-cell office:value-type="float" office:value="2.59328606702046">
                <text:p>2.59328606702046</text:p>
              </table:table-cell>
              <table:table-cell office:value-type="float" office:value="467.8">
                <text:p>467.8</text:p>
              </table:table-cell>
              <table:table-cell office:value-type="float" office:value="1.56820172406699">
                <text:p>1.56820172406699</text:p>
              </table:table-cell>
              <table:table-cell office:value-type="float" office:value="467">
                <text:p>467</text:p>
              </table:table-cell>
              <table:table-cell office:value-type="float" office:value="2.18752072083646">
                <text:p>2.18752072083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.4">
                <text:p>524.4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524">
                <text:p>524</text:p>
              </table:table-cell>
              <table:table-cell office:value-type="float" office:value="2.3096301674259">
                <text:p>2.309630167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.6">
                <text:p>582.6</text:p>
              </table:table-cell>
              <table:table-cell office:value-type="float" office:value="1.81291335664286">
                <text:p>1.81291335664286</text:p>
              </table:table-cell>
              <table:table-cell office:value-type="float" office:value="582">
                <text:p>582</text:p>
              </table:table-cell>
              <table:table-cell office:value-type="float" office:value="2.42975228000241">
                <text:p>2.42975228000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.5">
                <text:p>639.5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639">
                <text:p>639</text:p>
              </table:table-cell>
              <table:table-cell office:value-type="float" office:value="2.54530711646582">
                <text:p>2.54530711646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.6">
                <text:p>696.6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696">
                <text:p>696</text:p>
              </table:table-cell>
              <table:table-cell office:value-type="float" office:value="2.65991620006985">
                <text:p>2.65991620006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6">
                <text:p>754.6</text:p>
              </table:table-cell>
              <table:table-cell office:value-type="float" office:value="2.14921911265538">
                <text:p>2.1492191126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2.A1:Sheet2.B5" svg:x="0.32cm" svg:y="0.18cm" svg:width="10.497cm" svg:height="8.64cm">
          <chartooo:coordinate-region svg:x="2.264cm" svg:y="0.379cm" svg:width="8.27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5" chart:class="chart:scatter">
            <chart:domain table:cell-range-address="Sheet2.A1:Sheet2.A5"/>
            <chart:regression-curve chart:style-name="ch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1:Sheet2.A5</svg:desc>
                </draw:g>
              </table:table-cell>
              <table:table-cell office:value-type="float" office:value="-0.00000107442577472233">
                <text:p>-0.00000107442577472233</text:p>
                <draw:g>
                  <svg:desc>Sheet2.B1:Sheet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-0.000000916726699357785">
                <text:p>-0.000000916726699357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0.000000749075699953065">
                <text:p>-0.000000749075699953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0.000000421136749371205">
                <text:p>-0.000000421136749371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0.00000035782964394378">
                <text:p>-0.00000035782964394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2cm" xlink:href=".." xlink:type="simple" chart:class="chart:scatter" chart:style-name="ch1">
        <chart:legend chart:legend-position="end" svg:x="11.147cm" svg:y="3.948cm" style:legend-expansion="high" chart:style-name="ch2"/>
        <chart:plot-area chart:style-name="ch3" table:cell-range-address="Sheet2.A1:Sheet2.A5 Sheet2.C1:Sheet2.C5" svg:x="0.32cm" svg:y="0.179cm" svg:width="10.507cm" svg:height="8.634cm">
          <chartooo:coordinate-region svg:x="1.603cm" svg:y="0.379cm" svg:width="8.944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5" chart:class="chart:scatter">
            <chart:domain table:cell-range-address="Sheet2.A1:Sheet2.A5"/>
            <chart:regression-curve chart:style-name="ch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1:Sheet2.A5</svg:desc>
                </draw:g>
              </table:table-cell>
              <table:table-cell office:value-type="float" office:value="0.00313088083649337">
                <text:p>0.00313088083649337</text:p>
                <draw:g>
                  <svg:desc>Sheet2.C1:Sheet2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0.00305400813531697">
                <text:p>0.00305400813531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291962073431876">
                <text:p>0.00291962073431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268447661686485">
                <text:p>0.00268447661686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257578205145185">
                <text:p>0.00257578205145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2.A1:Sheet2.A5 Sheet2.D1:Sheet2.D5" svg:x="0.32cm" svg:y="0.18cm" svg:width="10.497cm" svg:height="8.64cm">
          <chartooo:coordinate-region svg:x="1.047cm" svg:y="0.379cm" svg:width="9.4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1:Sheet2.D5" chart:class="chart:scatter">
            <chart:domain table:cell-range-address="Sheet2.A1:Sheet2.A5"/>
            <chart:regression-curve chart:style-name="ch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1:Sheet2.A5</svg:desc>
                </draw:g>
              </table:table-cell>
              <table:table-cell office:value-type="float" office:value="1.36041788183524">
                <text:p>1.36041788183524</text:p>
                <draw:g>
                  <svg:desc>Sheet2.D1:Sheet2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.20381197146295">
                <text:p>1.20381197146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985532891652893">
                <text:p>0.98553289165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81778966662989">
                <text:p>0.681778966662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25220632616372">
                <text:p>0.425220632616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4.A1:Sheet4.A10 Sheet4.C1:Sheet4.C10" svg:x="0.32cm" svg:y="0.18cm" svg:width="10.497cm" svg:height="8.64cm">
          <chartooo:coordinate-region svg:x="1.788cm" svg:y="0.379cm" svg:width="8.74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1:Sheet4.C10" chart:class="chart:scatter">
            <chart:domain table:cell-range-address="Sheet4.A1:Sheet4.A10"/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4.A1:Sheet4.A10</svg:desc>
                </draw:g>
              </table:table-cell>
              <table:table-cell office:value-type="float" office:value="0.00311790405873321">
                <text:p>0.00311790405873321</text:p>
                <draw:g>
                  <svg:desc>Sheet4.C1:Sheet4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10917000920782">
                <text:p>0.0031091700092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31006363132625">
                <text:p>0.0031006363132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310694973626755">
                <text:p>0.00310694973626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312468079677513">
                <text:p>0.00312468079677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314341706466336">
                <text:p>0.00314341706466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317379313232792">
                <text:p>0.00317379313232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317922503160145">
                <text:p>0.0031792250316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318459850652419">
                <text:p>0.00318459850652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323247187416615">
                <text:p>0.003232471874166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Sheet4.A1:Sheet4.A10 Sheet4.D1:Sheet4.D10" svg:x="0.32cm" svg:y="0.18cm" svg:width="10.418cm" svg:height="8.64cm">
          <chartooo:coordinate-region svg:x="1.047cm" svg:y="0.379cm" svg:width="9.4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D1:Sheet4.D10" chart:class="chart:scatter">
            <chart:domain table:cell-range-address="Sheet4.A1:Sheet4.A10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4.A1:Sheet4.A10</svg:desc>
                </draw:g>
              </table:table-cell>
              <table:table-cell office:value-type="float" office:value="0.31459770209862">
                <text:p>0.31459770209862</text:p>
                <draw:g>
                  <svg:desc>Sheet4.D1:Sheet4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620402534099271">
                <text:p>0.620402534099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801207772368527">
                <text:p>0.801207772368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29596910999797">
                <text:p>0.929596910999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02917552749292">
                <text:p>1.02917552749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11108178427652">
                <text:p>1.11108178427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18014768204064">
                <text:p>1.18014768204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24173172120228">
                <text:p>1.24173172120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29643855391589">
                <text:p>1.29643855391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34343152889328">
                <text:p>1.343431528893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